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d1e54" officeooo:paragraph-rsid="000d1e54"/>
    </style:style>
    <style:style style:name="P2" style:family="paragraph" style:parent-style-name="Standard">
      <style:text-properties officeooo:rsid="000f67ca" officeooo:paragraph-rsid="000f67ca"/>
    </style:style>
    <style:style style:name="P3" style:family="paragraph" style:parent-style-name="Standard">
      <style:text-properties officeooo:rsid="000f67ca" officeooo:paragraph-rsid="000f67ca"/>
    </style:style>
    <style:style style:name="P4" style:family="paragraph" style:parent-style-name="Standard">
      <style:text-properties fo:font-style="normal" officeooo:rsid="000f67ca" officeooo:paragraph-rsid="000f67ca" style:font-style-asian="normal" style:font-style-complex="normal"/>
    </style:style>
    <style:style style:name="P5" style:family="paragraph" style:parent-style-name="Standard">
      <style:text-properties officeooo:rsid="0010e0da" officeooo:paragraph-rsid="0010e0da"/>
    </style:style>
    <style:style style:name="T1" style:family="text">
      <style:text-properties officeooo:rsid="000e39bd"/>
    </style:style>
    <style:style style:name="T2" style:family="text">
      <style:text-properties fo:font-style="italic" style:font-style-asian="italic" style:font-style-complex="italic"/>
    </style:style>
    <style:style style:name="T3" style:family="text">
      <style:text-properties fo:font-style="italic" officeooo:rsid="000e39bd" style:font-style-asian="italic" style:font-style-complex="italic"/>
    </style:style>
    <style:style style:name="T4"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IS 542 XML <text:s text:c="3"/>feedback and notes for Week 7 <text:s text:c="2"/>relax rng homework</text:p>
      <text:p text:style-name="P1"/>
      <text:p text:style-name="P1">Points of interest:</text:p>
      <text:p text:style-name="P1"/>
      <text:p text:style-name="P1">1. The copy pasted Adams xml page does not fully work for the schema. The title section is &lt;empty&gt;, therefore having “Adams diaries” makes the validation not work. I deleted the “Adams diaries” to make the validation work. <text:span text:style-name="T1">This error occurred</text:span><text:span text:style-name="T3"> before</text:span><text:span text:style-name="T1"> Section 4 of the instructions list on canvas. I see that we are going to change it later anyways.</text:span></text:p>
      <text:p text:style-name="P1"/>
      <text:p text:style-name="P2">2. It is necessary to understand where to include &lt;oneOrMore&gt; and &lt;zeroOrMore&gt;, these are important in forcing the schema user to follow what the schema maker wants. For example, when I was putting in @role for the names, the XML forced me to put roles for all the names. Even if I was going to do this, I didn’t want it to be forced, so I put &lt;zeroOrMore&gt;.</text:p>
      <text:p text:style-name="P2"/>
      <text:p text:style-name="P2">3. It is important to understand what each word means. &lt;define name=“name-element”&gt; is NOT the same as &lt;element name=”name”&gt;. The “name-element” is the representation of that element and its included sub-parts. It is half-analogous to functions in Python and R, in that one phrase <text:span text:style-name="T2">represents</text:span><text:span text:style-name="T4"> a much bigger chunk of code. The key is to not confuse code that stands alone versus code that is representing something more.</text:span></text:p>
      <text:p text:style-name="P2"/>
      <text:p text:style-name="P4">4. Not really sure what to add extra, so I just added a “smallhandwriting” element within the paragraph element.</text:p>
      <text:p text:style-name="P2"/>
      <text:p text:style-name="P5">5. So I was putting &lt;name&gt; elements around all the names in the Wormwood diary, and it got really tedious. Do people usually bracket all the names? Or I guess a better question would be, what level of depth to most schema users go to? Certainly it may make sense to bracket crossed out lines, or marginalia, and so on, but is it too much to go bracketing all the names?<text:span text:style-name="T4"/></text:p>
      <text:p text:style-name="P5"/>
      <text:p text:style-name="P5">6. I did not put a &lt;quote&gt; element around the quotes that Wormwood makes, since it seems they are not quotes from significant references but rather from her daily life. <text:span text:style-name="T4"/></text:p>
      <text:p text:style-name="P5"/>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14T11:49:29.554000000</meta:creation-date>
    <dc:date>2023-05-14T19:31:24.672000000</dc:date>
    <meta:editing-duration>PT7H41M42S</meta:editing-duration>
    <meta:editing-cycles>4</meta:editing-cycles>
    <meta:generator>LibreOffice/7.5.0.3$Windows_X86_64 LibreOffice_project/c21113d003cd3efa8c53188764377a8272d9d6de</meta:generator>
    <meta:document-statistic meta:table-count="0" meta:image-count="0" meta:object-count="0" meta:page-count="1" meta:paragraph-count="8" meta:word-count="332" meta:character-count="1856" meta:non-whitespace-character-count="1526"/>
  </office:meta>
</office:document-meta>
</file>